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text:tab/>Write a query to display the last name, department number, and department name for all employees. </text:p>
      <text:p text:style-name="Standard"><text:s text:c="7"/></text:p>
      <text:p text:style-name="Standard">2.<text:tab/>Create a unique listing of all jobs that are in department 8. Include the location of the department in the output.</text:p>
      <text:p text:style-name="Standard"><text:s text:c="7"/></text:p>
      <text:p text:style-name="Standard">3. <text:tab/>Write a query to display the employee last name, department name, location ID, and city of all employees. <text:s text:c="2"/></text:p>
      <text:p text:style-name="Standard"/>
      <text:p text:style-name="Standard">4.<text:tab/>Display the employee last name and department name for all employees who have an a (lowercase) in their last names. <text:s text:c="2"/></text:p>
      <text:p text:style-name="Standard"><text:s text:c="4"/></text:p>
      <text:p text:style-name="Standard">5.<text:tab/>Write a query to display the last name, job, department number, and department name for all</text:p>
      <text:p text:style-name="Standard">employees who work in Toronto. <text:s text:c="4"/></text:p>
      <text:p text:style-name="Standard"/>
      <text:p text:style-name="Standard">6.<text:tab/>Display the employee last name and employee number along with their manager’s last name and manager number. Label the columns Employee, Emp#, Manager, and Mgr#, respectively. <text:s text:c="4"/></text:p>
      <text:p text:style-name="Standard"><text:s text:c="5"/></text:p>
      <text:p text:style-name="Standard">7. Modify the query of #6 to display all employees including King, who has no manager. <text:s text:c="3"/></text:p>
      <text:p text:style-name="Standard"/>
      <text:p text:style-name="Standard">8. Create a query that displays employee last names, department numbers, and all the</text:p>
      <text:p text:style-name="Standard">employees who work in the same department as a given employee. Give each column an appropriate label.</text:p>
      <text:p text:style-name="Standard"><text:s text:c="3"/></text:p>
      <text:p text:style-name="Standard">10. Create a query to display the name and hire date of any employee hired after employee Daniel. </text:p>
      <text:p text:style-name="Standard">re their managers, along with their manager’s names and hire dates. Label the columns E</text:p>
      <text:p text:style-name="Standard">11. Display the names and hire dates for all employees who were hired befomployee, Emp</text:p>
      <text:p text:style-name="Standard"><text:tab/>Hired, Manager, and Mgr Hired, respectively.</text:p>
      <text:p text:style-name="Standard"><text:s text:c="5"/></text:p>
      <text:p text:style-name="Standard">12. Determine the validity of the following three statements. Circle either True or False. </text:p>
      <text:p text:style-name="Standard"><text:tab/>a. Group functions work across many rows to produce one result.</text:p>
      <text:p text:style-name="Standard"><text:tab/>b. Group functions include nulls in calculations.</text:p>
      <text:list xml:id="list2914890416" text:style-name="L1">
        <text:list-item>
          <text:list>
            <text:list-item>
              <text:list>
                <text:list-item>
                  <text:p text:style-name="P1">The WHERE clause restricts rows prior to inclusion in a group calculation.</text:p>
                </text:list-item>
                <text:list-item>
                  <text:p text:style-name="P1"/>
                </text:list-item>
              </text:list>
            </text:list-item>
          </text:list>
        </text:list-item>
      </text:list>
      <text:p text:style-name="Standard">13. Display the highest, lowest, sum, and average salary of all employees. Label the columns</text:p>
      <text:p text:style-name="Standard">Maximum, Minimum, Sum, and Average, respectively. Round your results to the nearest whole number.</text:p>
      <text:p text:style-name="Standard"><text:s text:c="3"/></text:p>
      <text:p text:style-name="Standard">14. Modify the query in #13 to display the minimum, maximum, sum, and average salary for each job type.</text:p>
      <text:p text:style-name="Standard"><text:s text:c="5"/></text:p>
      <text:p text:style-name="Standard">15. Write a query to display the number of people with the same job.</text:p>
      <text:p text:style-name="Standard"/>
      <text:p text:style-name="Standard">16. Determine the number of managers without listing them. Label the column Number of</text:p>
      <text:p text:style-name="Standard">Managers. Hint: Use the MANAGER_ID column to determine the number of managers.</text:p>
      <text:p text:style-name="Standard"><text:s text:c="5"/></text:p>
      <text:p text:style-name="Standard">17. Write a query that displays the difference between the highest and lowest salaries. Label the column DIFFERENCE. </text:p>
      <text:p text:style-name="Standard"/>
      <text:p text:style-name="Standard"><text:s text:c="4"/></text:p>
      <text:p text:style-name="Standard"/>
      <text:p text:style-name="Standard"/>
      <text:p text:style-name="Standard"><text:soft-page-break/>18. Display the manager number and the salary of the lowest paid employee for that manager.</text:p>
      <text:p text:style-name="Standard">Exclude anyone whose manager is not known. Exclude any groups where the minimum</text:p>
      <text:p text:style-name="Standard">salary is $6,000 or less. Sort the output in descending order of salary. </text:p>
      <text:p text:style-name="Standard"/>
      <text:p text:style-name="Standard">19. Write a query to display each department’s name, location, number of employees, and the average salary for all employees in that department. Label the columns Name, Location, <text:s/>Number of People, and Salary, respectively. Round the average salary to two decimal places.</text:p>
      <text:p text:style-name="Standard"/>
      <text:p text:style-name="Standard">20. Create a query to display the job, the salary for that job based on department number, and the total salary for that job, for departments 2, 5, 8, and 9, giving each column an appropriate heading.</text:p>
      <text:p text:style-name="Standard"/>
      <text:p text:style-name="Standard">21. Write a script to display the employee last name, job, and department name for a given location. The search condition should allow for case-insensitive searches of the department location. </text:p>
      <text:p text:style-name="Standard"/>
      <text:p text:style-name="Standard">22. create a report containing the department name, employee last name, hire date, salary, and each employee’s annual salary for all employees in a given location. Label the columns DEPARTMENT NAME, EMPLOYEE NAME, START DATE, SALARY, and ANNUAL SALARY, placing the labels on multiple li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aved Akhtar</meta:initial-creator>
    <meta:creation-date>2021-11-18T16:05:10.15</meta:creation-date>
    <dc:date>2024-06-24T18:46:25.334412744</dc:date>
    <meta:editing-duration>PT2H6M33S</meta:editing-duration>
    <meta:editing-cycles>2</meta:editing-cycles>
    <meta:generator>LibreOffice/6.4.7.2$Linux_X86_64 LibreOffice_project/40$Build-2</meta:generator>
    <meta:document-statistic meta:table-count="0" meta:image-count="0" meta:object-count="0" meta:page-count="2" meta:paragraph-count="43" meta:word-count="577" meta:character-count="3523" meta:non-whitespace-character-count="2900"/>
  </office:meta>
</office:document-meta>
</file>